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73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3"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1" style:family="table-cell" style:parent-style-name="Gnumeric-default">
      <style:text-properties style:font-name="Amiri Typewriter" style:font-name-complex="Amiri Typewriter"/>
    </style:style>
    <style:style style:name="ce5" style:family="table-cell" style:parent-style-name="Default">
      <style:text-properties style:font-name="Amiri Typewriter" style:font-name-complex="Amiri Typewriter"/>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92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40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3" office:value-type="string" calcext:value-type="string">
            <text:p>id</text:p>
          </table:table-cell>
          <table:table-cell table:style-name="ce3" office:value-type="string" calcext:value-type="string">
            <text:p>rule_id</text:p>
          </table:table-cell>
          <table:table-cell table:style-name="ce3" office:value-type="string" calcext:value-type="string">
            <text:p>status</text:p>
          </table:table-cell>
          <table:table-cell table:style-name="ce3" office:value-type="string" calcext:value-type="string">
            <text:p>unvocalized</text:p>
          </table:table-cell>
          <table:table-cell table:style-name="ce3" office:value-type="string" calcext:value-type="string">
            <text:p>category</text:p>
          </table:table-cell>
          <table:table-cell table:style-name="ce3" office:value-type="string" calcext:value-type="string">
            <text:p>context</text:p>
          </table:table-cell>
          <table:table-cell table:style-name="ce18" office:value-type="string" calcext:value-type="string">
            <text:p>pattern</text:p>
          </table:table-cell>
          <table:table-cell table:style-name="ce3" office:value-type="string" calcext:value-type="string">
            <text:p>suggestions</text:p>
          </table:table-cell>
          <table:table-cell table:style-name="ce3" office:value-type="string" calcext:value-type="string">
            <text:p>message</text:p>
          </table:table-cell>
          <table:table-cell table:style-name="ce3" office:value-type="string" calcext:value-type="string">
            <text:p>wrong_example</text:p>
          </table:table-cell>
          <table:table-cell table:style-name="ce3" office:value-type="string" calcext:value-type="string">
            <text:p>correct_example</text:p>
          </table:table-cell>
          <table:table-cell table:style-name="ce3" office:value-type="string" calcext:value-type="string">
            <text:p>example_marker_pos</text:p>
          </table:table-cell>
          <table:table-cell table:style-name="ce3" office:value-type="string" calcext:value-type="string">
            <text:p>marker_pos</text:p>
          </table:table-cell>
          <table:table-cell table:style-name="ce3" office:value-type="string" calcext:value-type="string">
            <text:p>inflected</text:p>
          </table:table-cell>
          <table:table-cell table:style-name="ce3" office:value-type="string" calcext:value-type="string">
            <text:p>regexp</text:p>
          </table:table-cell>
          <table:table-cell table:style-name="ce3" office:value-type="string" calcext:value-type="string">
            <text:p>postag</text:p>
          </table:table-cell>
          <table:table-cell table:style-name="ce3" office:value-type="string" calcext:value-type="string">
            <text:p>skip</text:p>
          </table:table-cell>
          <table:table-cell table:style-name="ce3" office:value-type="string" calcext:value-type="string">
            <text:p>Remark</text:p>
          </table:table-cell>
          <table:table-cell table:style-name="ce3" office:value-type="string" calcext:value-type="string">
            <text:p>reference</text:p>
          </table:table-cell>
          <table:table-cell table:style-name="Gnumeric-default" table:number-columns-repeated="45"/>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1" table:visibility="filter">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visibility="filter">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visibility="filter">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2.125cm" svg:x="-2.9cm" svg:y="0cm" draw:caption-point-x="-7.641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4" calcext:value-type="float">
            <text:p>384</text:p>
          </table:table-cell>
          <table:table-cell table:style-name="ce1" table:formula="of:=&quot;trans_&quot;&amp;[.A385]" office:value-type="string" office:string-value="trans_384" calcext:value-type="string">
            <text:p>trans_384</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6" calcext:value-type="float">
            <text:p>386</text:p>
          </table:table-cell>
          <table:table-cell table:style-name="ce1" table:formula="of:=&quot;trans_&quot;&amp;[.A387]" office:value-type="string" office:string-value="trans_386" calcext:value-type="string">
            <text:p>trans_386</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8" calcext:value-type="float">
            <text:p>388</text:p>
          </table:table-cell>
          <table:table-cell table:style-name="ce1" table:formula="of:=&quot;trans_&quot;&amp;[.A389]" office:value-type="string" office:string-value="trans_388" calcext:value-type="string">
            <text:p>trans_388</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0" calcext:value-type="float">
            <text:p>390</text:p>
          </table:table-cell>
          <table:table-cell table:style-name="ce1" table:formula="of:=&quot;trans_&quot;&amp;[.A391]" office:value-type="string" office:string-value="trans_390" calcext:value-type="string">
            <text:p>trans_390</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4" calcext:value-type="float">
            <text:p>394</text:p>
          </table:table-cell>
          <table:table-cell table:style-name="ce1" table:formula="of:=&quot;trans_&quot;&amp;[.A395]" office:value-type="string" office:string-value="trans_394" calcext:value-type="string">
            <text:p>trans_394</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8" calcext:value-type="float">
            <text:p>398</text:p>
          </table:table-cell>
          <table:table-cell table:style-name="ce1" table:formula="of:=&quot;trans_&quot;&amp;[.A399]" office:value-type="string" office:string-value="trans_398" calcext:value-type="string">
            <text:p>trans_398</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9" calcext:value-type="float">
            <text:p>399</text:p>
          </table:table-cell>
          <table:table-cell table:style-name="ce1" table:formula="of:=&quot;trans_&quot;&amp;[.A400]" office:value-type="string" office:string-value="trans_399" calcext:value-type="string">
            <text:p>trans_399</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2" calcext:value-type="float">
            <text:p>402</text:p>
          </table:table-cell>
          <table:table-cell table:style-name="ce1" table:formula="of:=&quot;trans_&quot;&amp;[.A403]" office:value-type="string" office:string-value="trans_402" calcext:value-type="string">
            <text:p>trans_402</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review</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9" calcext:value-type="float">
            <text:p>409</text:p>
          </table:table-cell>
          <table:table-cell table:style-name="ce1" table:formula="of:=&quot;trans_&quot;&amp;[.A410]" office:value-type="string" office:string-value="trans_409" calcext:value-type="string">
            <text:p>trans_409</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0" calcext:value-type="float">
            <text:p>410</text:p>
          </table:table-cell>
          <table:table-cell table:style-name="ce1" table:formula="of:=&quot;trans_&quot;&amp;[.A411]" office:value-type="string" office:string-value="trans_410" calcext:value-type="string">
            <text:p>trans_410</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2" calcext:value-type="float">
            <text:p>412</text:p>
          </table:table-cell>
          <table:table-cell table:style-name="ce1" table:formula="of:=&quot;trans_&quot;&amp;[.A413]" office:value-type="string" office:string-value="trans_412" calcext:value-type="string">
            <text:p>trans_412</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6" calcext:value-type="float">
            <text:p>416</text:p>
          </table:table-cell>
          <table:table-cell table:style-name="ce1" table:formula="of:=&quot;trans_&quot;&amp;[.A417]" office:value-type="string" office:string-value="trans_416" calcext:value-type="string">
            <text:p>trans_416</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1" calcext:value-type="float">
            <text:p>421</text:p>
          </table:table-cell>
          <table:table-cell table:style-name="ce1" table:formula="of:=&quot;trans_&quot;&amp;[.A422]" office:value-type="string" office:string-value="trans_421" calcext:value-type="string">
            <text:p>trans_421</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24" calcext:value-type="float">
            <text:p>424</text:p>
          </table:table-cell>
          <table:table-cell table:style-name="ce1" table:formula="of:=&quot;trans_&quot;&amp;[.A425]" office:value-type="string" office:string-value="trans_424" calcext:value-type="string">
            <text:p>trans_424</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0" calcext:value-type="float">
            <text:p>430</text:p>
          </table:table-cell>
          <table:table-cell table:style-name="ce1" table:formula="of:=&quot;trans_&quot;&amp;[.A431]" office:value-type="string" office:string-value="trans_430" calcext:value-type="string">
            <text:p>trans_430</text:p>
          </table:table-cell>
          <table:table-cell table:style-name="ce1" office:value-type="string" calcext:value-type="string">
            <text:p>ignor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cm" svg:y="0cm" draw:caption-point-x="-7.641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1" calcext:value-type="float">
            <text:p>431</text:p>
          </table:table-cell>
          <table:table-cell table:style-name="ce1" table:formula="of:=&quot;trans_&quot;&amp;[.A432]" office:value-type="string" office:string-value="trans_431" calcext:value-type="string">
            <text:p>trans_431</text:p>
          </table:table-cell>
          <table:table-cell table:style-name="ce1" office:value-type="string" calcext:value-type="string">
            <text:p>review</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606cm" svg:x="-2.9cm" svg:y="0cm" draw:caption-point-x="-7.641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3" calcext:value-type="float">
            <text:p>433</text:p>
          </table:table-cell>
          <table:table-cell table:style-name="ce1" table:formula="of:=&quot;trans_&quot;&amp;[.A434]" office:value-type="string" office:string-value="trans_433" calcext:value-type="string">
            <text:p>trans_433</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4" calcext:value-type="float">
            <text:p>434</text:p>
          </table:table-cell>
          <table:table-cell table:style-name="ce1" table:formula="of:=&quot;trans_&quot;&amp;[.A435]" office:value-type="string" office:string-value="trans_434" calcext:value-type="string">
            <text:p>trans_434</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5" calcext:value-type="float">
            <text:p>435</text:p>
          </table:table-cell>
          <table:table-cell table:style-name="ce1" table:formula="of:=&quot;trans_&quot;&amp;[.A436]" office:value-type="string" office:string-value="trans_435" calcext:value-type="string">
            <text:p>trans_435</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6" calcext:value-type="float">
            <text:p>436</text:p>
          </table:table-cell>
          <table:table-cell table:style-name="ce1" table:formula="of:=&quot;trans_&quot;&amp;[.A437]" office:value-type="string" office:string-value="trans_436" calcext:value-type="string">
            <text:p>trans_436</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7" calcext:value-type="float">
            <text:p>437</text:p>
          </table:table-cell>
          <table:table-cell table:style-name="ce1" table:formula="of:=&quot;trans_&quot;&amp;[.A438]" office:value-type="string" office:string-value="trans_437" calcext:value-type="string">
            <text:p>trans_437</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9" calcext:value-type="float">
            <text:p>439</text:p>
          </table:table-cell>
          <table:table-cell table:style-name="ce1" table:formula="of:=&quot;trans_&quot;&amp;[.A440]" office:value-type="string" office:string-value="trans_439" calcext:value-type="string">
            <text:p>trans_439</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7" calcext:value-type="float">
            <text:p>447</text:p>
          </table:table-cell>
          <table:table-cell table:style-name="ce1" table:formula="of:=&quot;trans_&quot;&amp;[.A448]" office:value-type="string" office:string-value="trans_447" calcext:value-type="string">
            <text:p>trans_447</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3" calcext:value-type="float">
            <text:p>463</text:p>
          </table:table-cell>
          <table:table-cell table:style-name="ce1" table:formula="of:=&quot;trans_&quot;&amp;[.A464]" office:value-type="string" office:string-value="trans_463" calcext:value-type="string">
            <text:p>trans_463</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6" calcext:value-type="float">
            <text:p>466</text:p>
          </table:table-cell>
          <table:table-cell table:style-name="ce1" table:formula="of:=&quot;trans_&quot;&amp;[.A467]" office:value-type="string" office:string-value="trans_466" calcext:value-type="string">
            <text:p>trans_466</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7" calcext:value-type="float">
            <text:p>467</text:p>
          </table:table-cell>
          <table:table-cell table:style-name="ce1" table:formula="of:=&quot;trans_&quot;&amp;[.A468]" office:value-type="string" office:string-value="trans_467" calcext:value-type="string">
            <text:p>trans_467</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8" calcext:value-type="float">
            <text:p>468</text:p>
          </table:table-cell>
          <table:table-cell table:style-name="ce1" table:formula="of:=&quot;trans_&quot;&amp;[.A469]" office:value-type="string" office:string-value="trans_468" calcext:value-type="string">
            <text:p>trans_468</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2" calcext:value-type="float">
            <text:p>482</text:p>
          </table:table-cell>
          <table:table-cell table:style-name="ce1" table:formula="of:=&quot;trans_&quot;&amp;[.A483]" office:value-type="string" office:string-value="trans_482" calcext:value-type="string">
            <text:p>trans_482</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6" calcext:value-type="float">
            <text:p>486</text:p>
          </table:table-cell>
          <table:table-cell table:style-name="ce1" table:formula="of:=&quot;trans_&quot;&amp;[.A487]" office:value-type="string" office:string-value="trans_486" calcext:value-type="string">
            <text:p>trans_486</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8" calcext:value-type="float">
            <text:p>488</text:p>
          </table:table-cell>
          <table:table-cell table:style-name="ce1" table:formula="of:=&quot;trans_&quot;&amp;[.A489]" office:value-type="string" office:string-value="trans_488" calcext:value-type="string">
            <text:p>trans_488</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4" calcext:value-type="float">
            <text:p>514</text:p>
          </table:table-cell>
          <table:table-cell table:style-name="ce1" table:formula="of:=&quot;trans_&quot;&amp;[.A515]" office:value-type="string" office:string-value="trans_514" calcext:value-type="string">
            <text:p>trans_514</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5"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visibility="filter">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7" calcext:value-type="float">
            <text:p>63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8" calcext:value-type="float">
            <text:p>658</text:p>
          </table:table-cell>
          <table:table-cell table:number-columns-repeated="3"/>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4" calcext:value-type="float">
            <text:p>664</text:p>
          </table:table-cell>
          <table:table-cell table:number-columns-repeated="3"/>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5"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1"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1"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4">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4">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4">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4">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4">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4">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4">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4">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4">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4">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4">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4">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4">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4">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4">
          <table:table-cell office:value-type="string" calcext:value-type="string">
            <text:p># صحصوح: معجم الأخطاء الشائعة في العربية</text:p>
          </table:table-cell>
          <table:table-cell table:number-columns-repeated="127"/>
        </table:table-row>
        <table:table-row table:style-name="ro4">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4">
          <table:table-cell office:value-type="string" calcext:value-type="string">
            <text:p>#الملف المراجع يدويا من قواعد الأخطاء الشائعة</text:p>
          </table:table-cell>
          <table:table-cell table:number-columns-repeated="127"/>
        </table:table-row>
        <table:table-row table:style-name="ro4">
          <table:table-cell office:value-type="string" calcext:value-type="string">
            <text:p># في كل سطر لدينا</text:p>
          </table:table-cell>
          <table:table-cell table:number-columns-repeated="127"/>
        </table:table-row>
        <table:table-row table:style-name="ro4">
          <table:table-cell office:value-type="string" calcext:value-type="string">
            <text:p># -النمط: وهو كلمة أو عبارة شائعة نبحث عنها لتصحيحها</text:p>
          </table:table-cell>
          <table:table-cell table:number-columns-repeated="127"/>
        </table:table-row>
        <table:table-row table:style-name="ro4">
          <table:table-cell office:value-type="string" calcext:value-type="string">
            <text:p># - المستبدل به: العبارة الصحيحة</text:p>
          </table:table-cell>
          <table:table-cell table:number-columns-repeated="127"/>
        </table:table-row>
        <table:table-row table:style-name="ro4">
          <table:table-cell office:value-type="string" calcext:value-type="string">
            <text:p># - الملاحظة التي تعرض للمستخدم توضيحا للخطإ</text:p>
          </table:table-cell>
          <table:table-cell table:number-columns-repeated="127"/>
        </table:table-row>
        <table:table-row table:style-name="ro4">
          <table:table-cell office:value-type="string" calcext:value-type="string">
            <text:p># - الخطأ: مثال عن استعمال خاطئ للعبارة</text:p>
          </table:table-cell>
          <table:table-cell table:number-columns-repeated="127"/>
        </table:table-row>
        <table:table-row table:style-name="ro4">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orientation="column">
          <table:filter>
            <table:filter-and>
              <table:filter-condition table:field-number="2" table:value="" table:operator="="/>
              <table:filter-condition table:field-number="4" table:value="متعدي بحرف" table:operator="="/>
            </table:filter-and>
          </table:filter>
        </table:database-range>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3">00/00/0000</text:date>, <text:time style:data-style-name="N2" text:time-value="19:41:34.784191007">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zerrouki</dc:creator>
    <dc:date>2022-03-03T01:43:59.624823796</dc:date>
    <meta:creation-date>2019-12-11T18:13:07Z</meta:creation-date>
    <meta:editing-cycles>318</meta:editing-cycles>
    <meta:editing-duration>P8DT3H29M28S</meta:editing-duration>
    <meta:generator>LibreOffice/6.4.7.2$Linux_X86_64 LibreOffice_project/40$Build-2</meta:generator>
    <meta:initial-creator>zerrouki</meta:initial-creator>
    <meta:document-statistic meta:table-count="5" meta:cell-count="8123" meta:object-count="0"/>
    <meta:user-defined meta:name="qrichtext">1</meta:user-defined>
  </office:meta>
</office:document-meta>
</file>